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start" style:justify-single-word="false"/>
      <style:text-properties fo:language="de" fo:country="DE" officeooo:rsid="00095b71" officeooo:paragraph-rsid="00095b71"/>
    </style:style>
    <style:style style:name="P2" style:family="paragraph" style:parent-style-name="Standard">
      <style:paragraph-properties fo:text-align="start" style:justify-single-word="false"/>
      <style:text-properties fo:language="de" fo:country="DE" fo:font-weight="bold" officeooo:rsid="00095b71" officeooo:paragraph-rsid="00095b71" style:font-weight-asian="bold" style:font-weight-complex="bold"/>
    </style:style>
    <style:style style:name="P3" style:family="paragraph" style:parent-style-name="Standard">
      <style:paragraph-properties fo:text-align="start" style:justify-single-word="false"/>
      <style:text-properties fo:language="de" fo:country="DE" fo:font-weight="normal" officeooo:rsid="00095b71" officeooo:paragraph-rsid="00095b71" style:font-weight-asian="normal" style:font-weight-complex="normal"/>
    </style:style>
    <style:style style:name="T1" style:family="text">
      <style:text-properties officeooo:rsid="000b37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bensmittelfarbst. 276</text:p>
      <text:p text:style-name="P1"/>
      <text:p text:style-name="P2">Grundlagen Farben</text:p>
      <text:p text:style-name="P2"/>
      <text:p text:style-name="P3">Farben haben seit jeher die Menschen fasziniert (Lol, Höhlenmalereien der Steinzeit mit Mineralfarben). Mineralfarben sind farbecht und bleichen nicht aus. Zum Färben von Nahrung ung Kleidung verwendete man Naturstoffe. Purpurschnecken 12000 Schneck → 1,4g Farbstoff</text:p>
      <text:p text:style-name="P3"/>
      <text:p text:style-name="P3">Nach 1850 verdrängten synthetische Farbstoffe zunehmend die Naturfarben. Funktionsweise: Alle organische Verbindungen absorbieren EM-Strahlungen. Es wird Energie aufgenommen, der Bewegungszustand von Atomen und Elektronen ändert sich. Farbige Verbindungen absorbieren oder reflektieren sichtbares Licht (400 – 700 nm) Hawara, hoids mei, mi interessiert nimma. <text:span text:style-name="T1">Oida wos redst du, kana hoacht da zua du bleder Hund, sei afoch leise, los mi ham, des gibts jo ned. Irgendwaun reichts, irgendwaun is ma zweit gaunga und den Punkt haum ma jetz erreicht oiso hoid afochs mei und schleich di. So deppat kaun kana sein, das ma de schui wirklich betreibt, wer duat se den scheiß eigentlich au, es kaun doch neamd so bled sei. Bla bla bla, hoids mei, diese können Elktronen von hier aufnehmen, i schiabs da indn oasch du bleder hund, wia weit steign ma do ei? Jo i moa ladungsverteilung kaun i ihna ned erklären, 2 3 stund unterhalten is lange System, des is hoid echt würd, lange System, Doppelbindungen sind meißt gefärbt, de scheiß Foab, a greane Erfindufng. Wis ma wos a konjugiert Erfindung is, na i glaub ned, hawara, de elktronen wer woas? Schfeib ma nu, lebsenmittel atzo gruppen erklär i nu, oiso anzo hahahahahahahahahhahahahhah, lel, primitbeispü, de lebensmittelfarbstoffe aus beispü, 2/3 -||- unit azogruppe, des schaut so aus, im buachi s des vereinfpcht,. Sie kinnan sie des obloden, im buch, oiso im internet do fum buach, des is a schwochsinn, doch ned, bist du deppat. I erklär ihna nur wie de forb funktioniert, des prinzip soid ankemma, des is a indikator, de azo-gruppe, kennans de, da Rest is rechts, des find i gemein, rechts is richtifg, des is a Indikator, a Metylorange, des hob ma im Labor. SO, wos passier waun wiss ,ma nu wos da PH-Wert is,. Minus, Plus, so3 minus oder i gib nu mehr prototen dazua und des hod an Eifnluss auf den linken Ring und den rechten Ring, waun de Brücke unterborchjen is, dann is des de einfachste Varia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13:43:46.430098005</meta:creation-date>
    <dc:date>2018-12-17T14:04:54.846854945</dc:date>
    <meta:editing-duration>PT9M18S</meta:editing-duration>
    <meta:editing-cycles>1</meta:editing-cycles>
    <meta:document-statistic meta:table-count="0" meta:image-count="0" meta:object-count="0" meta:page-count="1" meta:paragraph-count="4" meta:word-count="363" meta:character-count="2256" meta:non-whitespace-character-count="1896"/>
    <meta:generator>LibreOffice/6.0.7.3.0$Linux_X86_64 LibreOffice_project/00m0$Build-3</meta:generator>
  </office:meta>
</office:document-meta>
</file>